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fa3008" style:family="table" style:master-page-name="ta-mp-0xb7fa3008">
      <style:table-properties table:display="true" style:writing-mode="lr-tb"/>
    </style:style>
    <style:style style:name="ta-0xb7fa3158" style:family="table" style:master-page-name="ta-mp-0xb7fa315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f8f6a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4e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5ac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66c" style:family="table-cell" style:data-style-name="ND.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7e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8f76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8a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72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a2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ba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c6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f9096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80.50pt" style:use-optimal-column-width="true"/>
    </style:style>
    <style:style style:name="ACOL-2" style:family="table-column">
      <style:table-column-properties style:column-width="125.49pt" style:use-optimal-column-width="true"/>
    </style:style>
    <style:style style:name="ACOL-3" style:family="table-column">
      <style:table-column-properties style:column-width="78.54pt" style:use-optimal-column-width="true"/>
    </style:style>
    <style:style style:name="ACOL-4" style:family="table-column">
      <style:table-column-properties style:column-width="306.66pt" style:use-optimal-column-width="true"/>
    </style:style>
    <style:style style:name="ACOL-5" style:family="table-column"/>
    <style:style style:name="ACOL-6" style:family="table-column">
      <style:table-column-properties style:column-width="73.50pt" style:use-optimal-column-width="false"/>
    </style:style>
    <style:style style:name="ACOL-7" style:family="table-column">
      <style:table-column-properties style:column-width="96.00pt" style:use-optimal-column-width="false"/>
    </style:style>
    <style:style style:name="ACOL-8" style:family="table-column">
      <style:table-column-properties style:column-width="176.94pt" style:use-optimal-column-width="true"/>
    </style:style>
    <style:style style:name="ACOL-9" style:family="table-column">
      <style:table-column-properties style:column-width="50.00pt" style:use-optimal-column-width="true"/>
    </style:style>
    <style:style style:name="ACOL-10" style:family="table-column">
      <style:table-column-properties style:column-width="223.26pt" style:use-optimal-column-width="true"/>
    </style:style>
    <style:style style:name="ACOL-11" style:family="table-column">
      <style:table-column-properties style:column-width="64.01pt" style:use-optimal-column-width="true"/>
    </style:style>
    <style:style style:name="ACOL-12" style:family="table-column">
      <style:table-column-properties style:column-width="87.75pt" style:use-optimal-column-width="false"/>
    </style:style>
    <style:style style:name="ACOL-13" style:family="table-column">
      <style:table-column-properties style:column-width="82.29pt" style:use-optimal-column-width="true"/>
    </style:style>
    <style:style style:name="ACOL-14" style:family="table-column">
      <style:table-column-properties style:column-width="71.75pt" style:use-optimal-column-width="true"/>
    </style:style>
    <style:style style:name="ACOL-15" style:family="table-column">
      <style:table-column-properties style:column-width="64.09pt" style:use-optimal-column-width="true"/>
    </style:style>
    <style:style style:name="ACOL-16" style:family="table-column">
      <style:table-column-properties style:column-width="53.55pt" style:use-optimal-column-width="true"/>
    </style:style>
    <style:style style:name="ACOL-17" style:family="table-column">
      <style:table-column-properties style:column-width="89.94pt" style:use-optimal-column-width="true"/>
    </style:style>
    <style:style style:name="AROW-1" style:family="table-row">
      <style:table-row-properties style:row-height="12.82pt" style:use-optimal-row-height="true"/>
    </style:style>
    <style:style style:name="AROW-2" style:family="table-row"/>
    <style:style style:name="AROW-3" style:family="table-row">
      <style:table-row-properties style:row-height="23.05pt" style:use-optimal-row-height="true"/>
    </style:style>
    <style:style style:name="AROW-4" style:family="table-row">
      <style:table-row-properties style:row-height="39.0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>
      <style:table-row-properties style:row-height="26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b7f9e368" table:allow-empty-cell="true" table:display-list="unsorted" table:base-cell-address="$'Requirements'.K3" table:condition="of:cell-content-is-in-list({&quot;Must Have&quot;;&quot;Should Have&quot;;&quot;Could Have&quot;;&quot;Would Have&quot;})">
          <table:error-message table:display="true" table:message-type="stop"/>
        </table:content-validation>
        <table:content-validation table:name="VAL-0xb7f69840" table:allow-empty-cell="true" table:display-list="unsorted" table:base-cell-address="$'Requirements'.K7" table:condition="of:cell-content-is-in-list({&quot;Must Have&quot;;&quot;Should Have&quot;;&quot;Could Have&quot;;&quot;Would Have&quot;})">
          <table:error-message table:display="true" table:message-type="stop"/>
        </table:content-validation>
      </table:content-validations>
      <table:table table:name="Version Control" table:style-name="ta-0xb7fa300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0" table:number-columns-repeated="124"/>
        <table:table-row table:style-name="AROW-1">
          <table:table-cell table:style-name="Gnumeric-default" office:value-type="string">
            <text:p>[Project Name]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Requirements Traceability Matrix</text:p>
          </table:table-cell>
          <table:table-cell table:number-columns-repeated="127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Submitted to:</text:p>
          </table:table-cell>
          <table:table-cell table:style-name="Gnumeric-default" office:value-type="string">
            <text:p>Ma. Rowena C. Solamo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Faculty Member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Department of Computer Science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College of Engineering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University of the Philippines, Diliman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Submitted by:</text:p>
          </table:table-cell>
          <table:table-cell table:style-name="Gnumeric-default" office:value-type="string">
            <text:p>[List of Members in Alphabetical Order]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In partial fulfillment of Academic Requirements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for the course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CS 191 Software Engineering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1<text:span text:style-name="AC-superscript">st</text:span> Sem AY &lt;YYYY-YYYY&gt;</text:p>
          </table:table-cell>
          <table:table-cell table:number-columns-repeated="127" table:style-name="Gnumeric-default"/>
        </table:table-row>
        <table:table-row table:style-name="AROW-1" table:number-rows-repeated="3">
          <table:table-cell table:number-columns-repeated="128"/>
        </table:table-row>
        <table:table-row table:style-name="AROW-1">
          <table:table-cell table:style-name="Gnumeric-default" office:value-type="string">
            <text:p>History Revision:</text:p>
          </table:table-cell>
          <table:table-cell table:number-columns-repeated="127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ACE-0xb7f904ec" office:value-type="string">
            <text:p>Revision Date</text:p>
          </table:table-cell>
          <table:table-cell table:style-name="ACE-0xb7f904ec" office:value-type="string">
            <text:p>Person Responsible</text:p>
          </table:table-cell>
          <table:table-cell table:style-name="ACE-0xb7f904ec" office:value-type="string">
            <text:p>Version Number</text:p>
          </table:table-cell>
          <table:table-cell table:style-name="ACE-0xb7f904ec" office:value-type="string">
            <text:p>Modification</text:p>
          </table:table-cell>
          <table:table-cell table:number-columns-repeated="124" table:style-name="Gnumeric-default"/>
        </table:table-row>
        <table:table-row table:style-name="AROW-1">
          <table:table-cell table:style-name="ACE-0xb7f905ac" office:value-type="string">
            <text:p>mm/dd/yyyy</text:p>
          </table:table-cell>
          <table:table-cell table:style-name="ACE-0xb7f905ac" office:value-type="string">
            <text:p>Juan De La Cruz</text:p>
          </table:table-cell>
          <table:table-cell table:style-name="ACE-0xb7f9066c" office:value-type="float" office:value="1">
            <text:p>1.0</text:p>
          </table:table-cell>
          <table:table-cell table:style-name="ACE-0xb7f905ac" office:value-type="string">
            <text:p>Initial Draft</text:p>
          </table:table-cell>
          <table:table-cell table:number-columns-repeated="124" table:style-name="Gnumeric-default"/>
        </table:table-row>
        <table:table-row table:style-name="AROW-1" table:number-rows-repeated="4">
          <table:table-cell table:number-columns-repeated="2" table:style-name="ACE-0xb7f905ac"/>
          <table:table-cell table:style-name="ACE-0xb7f9066c"/>
          <table:table-cell table:style-name="ACE-0xb7f905ac"/>
          <table:table-cell table:number-columns-repeated="124" table:style-name="Gnumeric-default"/>
        </table:table-row>
        <table:table-row table:style-name="AROW-0" table:number-rows-repeated="102">
          <table:table-cell table:number-columns-repeated="128"/>
        </table:table-row>
        <table:named-expressions>
          <table:named-expression table:name="Print_Area" table:expression="of:=#REF!" table:base-cell-address="$'Version Control'.$A$1"/>
          <table:named-expression table:name="Sheet_Title" table:expression="of:=&quot;Version Control&quot;" table:base-cell-address="$'Version Control'.$A$1"/>
        </table:named-expressions>
        <gnm:selections gnm:cursor-col="3" gnm:cursor-row="38">
          <gnm:selection gnm:start-col="3" gnm:start-row="38" gnm:end-col="3" gnm:end-row="38"/>
        </gnm:selections>
      </table:table>
      <table:table table:name="Requirements" table:style-name="ta-0xb7fa3158" table:print="true">
        <office:forms form:automatic-focus="false" form:apply-design-mode="false">
          <form:form/>
        </office:forms>
        <table:table-column table:default-cell-style-name="ACE-0xb7f8f76c" table:style-name="ACOL-6"/>
        <table:table-column table:default-cell-style-name="ACE-0xb7f8f76c" table:style-name="ACOL-7"/>
        <table:table-column table:default-cell-style-name="ACE-0xb7f9072c" table:style-name="ACOL-8"/>
        <table:table-column table:default-cell-style-name="ACE-0xb7f8f76c" table:style-name="ACOL-9"/>
        <table:table-column table:default-cell-style-name="ACE-0xb7f8f76c" table:style-name="ACOL-10"/>
        <table:table-column table:default-cell-style-name="ACE-0xb7f8f76c" table:style-name="ACOL-11"/>
        <table:table-column table:default-cell-style-name="ACE-0xb7f8f76c" table:style-name="ACOL-12"/>
        <table:table-column table:default-cell-style-name="ACE-0xb7f8f76c" table:style-name="ACOL-13"/>
        <table:table-column table:default-cell-style-name="ACE-0xb7f8f76c" table:style-name="ACOL-14"/>
        <table:table-column table:default-cell-style-name="ACE-0xb7f8f76c" table:style-name="ACOL-15"/>
        <table:table-column table:default-cell-style-name="ACE-0xb7f8f76c" table:style-name="ACOL-16"/>
        <table:table-column table:default-cell-style-name="ACE-0xb7f8f76c" table:style-name="ACOL-17"/>
        <table:table-column table:default-cell-style-name="ACE-0xb7f8f76c" table:style-name="ACOL-11"/>
        <table:table-column table:default-cell-style-name="ACE-0xb7f8f76c" table:style-name="ACOL-0" table:number-columns-repeated="115"/>
        <table:table-row table:style-name="AROW-3">
          <table:table-cell table:style-name="ACE-0xb7f907ec" office:value-type="string">
            <text:p>RTM ID</text:p>
          </table:table-cell>
          <table:table-cell table:style-name="ACE-0xb7f908ac" office:value-type="string">
            <text:p>Use Case No.</text:p>
          </table:table-cell>
          <table:table-cell table:style-name="ACE-0xb7f908ac" office:value-type="string">
            <text:p>Description</text:p>
          </table:table-cell>
          <table:table-cell table:style-name="ACE-0xb7f908ac" office:value-type="string">
            <text:p>Scenario No</text:p>
          </table:table-cell>
          <table:table-cell table:style-name="ACE-0xb7f908ac" office:value-type="string">
            <text:p>Scenario Description</text:p>
          </table:table-cell>
          <table:table-cell table:style-name="ACE-0xb7f908ac" office:value-type="string">
            <text:p>Priority Status</text:p>
          </table:table-cell>
          <table:table-cell table:style-name="ACE-0xb7f908ac" office:value-type="string">
            <text:p>Has Prototype?</text:p>
          </table:table-cell>
          <table:table-cell table:number-columns-repeated="3" table:style-name="ACE-0xb7f9096c"/>
          <table:table-cell table:number-columns-repeated="3" table:style-name="ACE-0xb7f907ec"/>
          <table:table-cell table:number-columns-repeated="115" table:style-name="ACE-0xb7f8f76c"/>
        </table:table-row>
        <table:table-row table:style-name="AROW-4">
          <table:table-cell table:style-name="ACE-0xb7f8f76c" office:value-type="string">
            <text:p>UC-1.0-S1</text:p>
          </table:table-cell>
          <table:table-cell table:style-name="ACE-0xb7f8f76c" office:value-type="string">
            <text:p>Use Case 1.0</text:p>
          </table:table-cell>
          <table:table-cell table:style-name="ACE-0xb7f9072c" office:value-type="string">
            <text:p>Input location: The system should allow the user to input his/her location to find stores nearby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Location exists.</text:p>
          </table:table-cell>
          <table:table-cell table:style-name="ACE-0xb7f90bac" table:content-validation-name="VAL-0xb7f9e368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1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Location does not exist.</text:p>
          </table:table-cell>
          <table:table-cell table:style-name="ACE-0xb7f90bac" table:content-validation-name="VAL-0xb7f9e368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4">
          <table:table-cell table:style-name="ACE-0xb7f8f76c" office:value-type="string">
            <text:p>UC-2.0-S1</text:p>
          </table:table-cell>
          <table:table-cell table:style-name="ACE-0xb7f8f76c" office:value-type="string">
            <text:p>Use Case 2.0</text:p>
          </table:table-cell>
          <table:table-cell table:style-name="ACE-0xb7f9072c" office:value-type="string">
            <text:p><text:s/>Search store by name: The system should allow the user to search stores by their names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Store exists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2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Store does not exist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4">
          <table:table-cell table:style-name="ACE-0xb7f8f76c" office:value-type="string">
            <text:p>UC-3.0-S1</text:p>
          </table:table-cell>
          <table:table-cell table:style-name="ACE-0xb7f8f76c" office:value-type="string">
            <text:p>Use Case 3.0</text:p>
          </table:table-cell>
          <table:table-cell table:style-name="ACE-0xb7f9072c" office:value-type="string">
            <text:p><text:s/>Rate store: The system should allow the user to rate the store they visited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Required fields incomplete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3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Rate successful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4">
          <table:table-cell table:style-name="ACE-0xb7f8f76c" office:value-type="string">
            <text:p>UC-4.0-S1</text:p>
          </table:table-cell>
          <table:table-cell table:style-name="ACE-0xb7f8f76c" office:value-type="string">
            <text:p>Use Case 4.0</text:p>
          </table:table-cell>
          <table:table-cell table:style-name="ACE-0xb7f9072c" office:value-type="string">
            <text:p><text:s/>Add store: The system should allow the admin to add a new store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Store already exists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4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Store added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4.0-S3</text:p>
          </table:table-cell>
          <table:table-cell table:style-name="ACE-0xb7f8f76c"/>
          <table:table-cell table:style-name="ACE-0xb7f9072c"/>
          <table:table-cell table:style-name="ACE-0xb7f90a2c" office:value-type="string">
            <text:p>S3</text:p>
          </table:table-cell>
          <table:table-cell table:style-name="ACE-0xb7f8f76c" office:value-type="string">
            <text:p>Required fields incomplete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4">
          <table:table-cell table:style-name="ACE-0xb7f8f76c" office:value-type="string">
            <text:p>UC-5.0-S1</text:p>
          </table:table-cell>
          <table:table-cell table:style-name="ACE-0xb7f8f76c" office:value-type="string">
            <text:p>Use Case 5.0</text:p>
          </table:table-cell>
          <table:table-cell table:style-name="ACE-0xb7f9072c" office:value-type="string">
            <text:p>Edit store: The system should allow the admin to edit the existing stores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Store does not exist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5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Store editted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5.0-S3</text:p>
          </table:table-cell>
          <table:table-cell table:style-name="ACE-0xb7f8f76c"/>
          <table:table-cell table:style-name="ACE-0xb7f9072c"/>
          <table:table-cell table:style-name="ACE-0xb7f90a2c" office:value-type="string">
            <text:p>S3</text:p>
          </table:table-cell>
          <table:table-cell table:style-name="ACE-0xb7f8f76c" office:value-type="string">
            <text:p>Required fields incomplete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6">
          <table:table-cell table:style-name="ACE-0xb7f8f76c" office:value-type="string">
            <text:p>UC-6.0-S1</text:p>
          </table:table-cell>
          <table:table-cell table:style-name="ACE-0xb7f8f76c" office:value-type="string">
            <text:p>Use Case 6.0</text:p>
          </table:table-cell>
          <table:table-cell table:style-name="ACE-0xb7f9072c" office:value-type="string">
            <text:p>Delete store: The system should allow the admin to delete stores.</text:p>
          </table:table-cell>
          <table:table-cell table:style-name="ACE-0xb7f90a2c" office:value-type="string">
            <text:p>S1</text:p>
          </table:table-cell>
          <table:table-cell table:style-name="ACE-0xb7f8f76c" office:value-type="string">
            <text:p>Store deleted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5">
          <table:table-cell table:style-name="ACE-0xb7f8f76c" office:value-type="string">
            <text:p>UC-6.0-S2</text:p>
          </table:table-cell>
          <table:table-cell table:style-name="ACE-0xb7f8f76c"/>
          <table:table-cell table:style-name="ACE-0xb7f9072c"/>
          <table:table-cell table:style-name="ACE-0xb7f90a2c" office:value-type="string">
            <text:p>S2</text:p>
          </table:table-cell>
          <table:table-cell table:style-name="ACE-0xb7f8f76c" office:value-type="string">
            <text:p>Store does not exist.</text:p>
          </table:table-cell>
          <table:table-cell table:style-name="ACE-0xb7f90c6c" table:content-validation-name="VAL-0xb7f69840" office:value-type="string">
            <text:p>Must Have</text:p>
          </table:table-cell>
          <table:table-cell table:style-name="ACE-0xb7f90a2c" office:value-type="string">
            <text:p>no</text:p>
          </table:table-cell>
          <table:table-cell table:number-columns-repeated="121" table:style-name="ACE-0xb7f8f76c"/>
        </table:table-row>
        <table:table-row table:style-name="AROW-1" table:number-rows-repeated="1048561">
          <table:table-cell table:number-columns-repeated="128"/>
        </table:table-row>
        <table:named-expressions>
          <table:named-expression table:name="Print_Area" table:expression="of:=#REF!" table:base-cell-address="$'Requirements'.$A$1"/>
          <table:named-expression table:name="Sheet_Title" table:expression="of:=&quot;Requirements&quot;" table:base-cell-address="$'Requirements'.$A$1"/>
        </table:named-expressions>
        <gnm:selections gnm:cursor-col="2" gnm:cursor-row="18">
          <gnm:selection gnm:start-col="2" gnm:start-row="18" gnm:end-col="2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1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7f67d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7dbff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7fa3008" style:display-name="Version Control" style:page-layout-name="pl-0xb7f67d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7fa3158" style:display-name="Requirements" style:page-layout-name="pl-0xb7dbf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05T04:11:16Z</dc:date>
    <meta:creation-date>2014-10-28T09:19:00Z</meta:creation-date>
    <meta:editing-cycles>5</meta:editing-cycles>
    <meta:editing-duration>PT32M57S</meta:editing-duration>
    <meta:generator>gnumeric/1.12.9</meta:generator>
  </office:meta>
</office:document-meta>
</file>